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C00000168C11B769C.png" manifest:media-type="image/png"/>
  <manifest:file-entry manifest:full-path="Pictures/10000000000001FC000001CBCBA805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3.44cm" svg:height="12.143cm" svg:x="0.122cm" svg:y="0.071cm">
          <draw:image xlink:href="Pictures/10000000000001FC000001CBCBA805D7.png" xlink:type="simple" xlink:show="embed" xlink:actuate="onLoad">
            <text:p/>
          </draw:image>
        </draw:frame>
        <draw:frame draw:style-name="gr1" draw:text-style-name="P1" draw:layer="layout" svg:width="13.44cm" svg:height="9.524cm" svg:x="15.612cm" svg:y="0.044cm">
          <draw:image xlink:href="Pictures/10000000000001FC00000168C11B76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3:08:47.605363991</meta:creation-date>
    <dc:date>2016-01-31T16:22:08.954925462</dc:date>
    <meta:editing-duration>PT41M53S</meta:editing-duration>
    <meta:editing-cycles>10</meta:editing-cycles>
    <meta:generator>LibreOffice/4.2.8.2$Linux_X86_64 LibreOffice_project/420m0$Build-2</meta:generator>
    <meta:document-statistic meta:object-count="25"/>
  </office:meta>
</office:document-meta>
</file>